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Jencks</text:p>
      <text:p text:style-name="P1">2/16/18</text:p>
      <text:p text:style-name="P1">Communication Systems</text:p>
      <text:p text:style-name="P1"/>
      <text:p text:style-name="P1"/>
      <text:p text:style-name="P2">Microwave Communications Lab</text:p>
      <text:p text:style-name="P2"/>
      <text:list xml:id="list6185701218417344178" text:style-name="L1">
        <text:list-item>
          <text:p text:style-name="P5">Define the frequency range of millimeter waves. <text:s/>What is the current upper frequency limit?</text:p>
        </text:list-item>
      </text:list>
      <text:p text:style-name="P3"/>
      <text:p text:style-name="P3"><text:tab/>Millimeter waves occupy the frequency spectrum from 30 GHz to 300 GHz, and are called <text:tab/>millimeter waves because their wavelengths range from 1mm to 10mm.</text:p>
      <text:p text:style-name="P3"><text:tab/><text:span text:style-name="T2">Source(http://www.electronicdesign.com/communications/millimeter-waves-will-expand-wireless-future)</text:span></text:p>
      <text:p text:style-name="P3"/>
      <text:list xml:id="list33187832" text:continue-numbering="true" text:style-name="L1">
        <text:list-item>
          <text:p text:style-name="P5">List the current uses of millimeter waves and at least two potential future applications.</text:p>
        </text:list-item>
      </text:list>
      <text:p text:style-name="P3"/>
      <text:p text:style-name="P3"><text:tab/>Millimeter waves are used currently in video, and wireless internet, because of the the large <text:tab/>bandwidth required and fast transfer rates. <text:s/>It also has applications in airport scanners, and short <text:tab/>range radar. <text:s/><text:span text:style-name="T4">It's future applications include faster speeds for cellular technology, and wireless <text:tab/>USB 3.0 support.</text:span></text:p>
      <text:p text:style-name="P3"><text:tab/><text:span text:style-name="T2">Source (</text:span><text:a xlink:type="simple" xlink:href="http://www.electronicdesign.com/communications/millimeter-waves-will-expand-wireless-future" text:style-name="Internet_20_link" text:visited-style-name="Visited_20_Internet_20_Link"><text:span text:style-name="T2">http://www.electronicdesign.com/communications/millimeter-waves-will-expand-wireless-future</text:span></text:a><text:span text:style-name="T2">)</text:span></text:p>
      <text:p text:style-name="P3"><text:span text:style-name="T2"/></text:p>
      <text:list xml:id="list33210279" text:continue-numbering="true" text:style-name="L1">
        <text:list-item>
          <text:p text:style-name="P7"><text:span text:style-name="T3">Name two ways that millimeter wave signals are generated.</text:span></text:p>
        </text:list-item>
      </text:list>
      <text:p text:style-name="P6"><text:span text:style-name="T3"/></text:p>
      <text:p text:style-name="P6"><text:span text:style-name="T3"><text:tab/>Using custom components like gunn diodes, and vacuum tubes.</text:span></text:p>
      <text:p text:style-name="P6"><text:span text:style-name="T3"/></text:p>
      <text:list xml:id="list33183334" text:continue-numbering="true" text:style-name="L1">
        <text:list-item>
          <text:p text:style-name="P7"><text:span text:style-name="T3">List the primary benefits and disadvantages of millimeter waves.</text:span></text:p>
        </text:list-item>
      </text:list>
      <text:p text:style-name="P6"><text:span text:style-name="T3"/></text:p>
      <text:p text:style-name="P6"><text:span text:style-name="T3"><text:tab/>Pros:</text:span></text:p>
      <text:list xml:id="list4015268155058000545" text:style-name="L4">
        <text:list-item>
          <text:p text:style-name="P8"><text:span text:style-name="T3">High data rate</text:span></text:p>
        </text:list-item>
        <text:list-item>
          <text:p text:style-name="P8"><text:span text:style-name="T3">Large bandwidth possibility</text:span></text:p>
        </text:list-item>
        <text:list-item>
          <text:p text:style-name="P8"><text:span text:style-name="T3">Small Size</text:span></text:p>
        </text:list-item>
        <text:list-item>
          <text:p text:style-name="P8"><text:span text:style-name="T3">Small Range</text:span></text:p>
        </text:list-item>
      </text:list>
      <text:p text:style-name="P6"><text:span text:style-name="T3"><text:tab/>Cons:</text:span></text:p>
      <text:list xml:id="list1450645674549689552" text:style-name="L5">
        <text:list-item>
          <text:p text:style-name="P9"><text:span text:style-name="T3">Limited range</text:span></text:p>
        </text:list-item>
        <text:list-item>
          <text:p text:style-name="P9"><text:span text:style-name="T3">Integration with current equipment will be difficult</text:span></text:p>
        </text:list-item>
      </text:list>
      <text:p text:style-name="P6"><text:span text:style-name="T3"/></text:p>
      <text:p text:style-name="P6"><text:span text:style-name="T3"><text:tab/></text:span><text:span text:style-name="T2">Source (</text:span><text:a xlink:type="simple" xlink:href="http://www.electronicdesign.com/communications/millimeter-waves-will-expand-wireless-future" text:style-name="Internet_20_link" text:visited-style-name="Visited_20_Internet_20_Link"><text:span text:style-name="T2">http://www.electronicdesign.com/communications/millimeter-waves-will-expand-wireless-future</text:span></text:a><text:span text:style-name="T2">)</text:span></text:p>
      <text:list xml:id="list33208707" text:continue-numbering="true" text:style-name="L5">
        <text:list-header>
          <text:p text:style-name="P9"><text:span text:style-name="T3"/></text:p>
        </text:list-header>
      </text:list>
      <text:list xml:id="list33183769" text:continue-list="list33183334" text:style-name="L1">
        <text:list-item>
          <text:p text:style-name="P7"><text:span text:style-name="T3">Name two roadblocks to the future use of millimeter waves.</text:span></text:p>
        </text:list-item>
      </text:list>
      <text:p text:style-name="P6"><text:span text:style-name="T3"><text:tab/></text:span></text:p>
      <text:p text:style-name="P6"><text:span text:style-name="T3"><text:tab/>Affordability and practicality.</text:span></text:p>
      <text:p text:style-name="P6"><text:span text:style-name="T3"><text:tab/></text:span><text:span text:style-name="T2">Source (Hayden)</text:span></text:p>
      <text:p text:style-name="P6"><text:span text:style-name="T3"/></text:p>
      <text:list xml:id="list33204932" text:continue-numbering="true" text:style-name="L1">
        <text:list-item>
          <text:p text:style-name="P7"><text:span text:style-name="T3">Name two companies that make millimeter-wave components, circuits, or equipment.</text:span></text:p>
        </text:list-item>
      </text:list>
      <text:p text:style-name="P6"><text:span text:style-name="T3"/></text:p>
      <text:p text:style-name="P6"><text:span text:style-name="T3"><text:tab/>Infineon</text:span></text:p>
      <text:p text:style-name="P6"><text:span text:style-name="T3"><text:tab/>Kitchen-Aid (They make microwav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ron Jencks</meta:initial-creator>
    <meta:creation-date>2018-02-16T12:35:40.21</meta:creation-date>
    <dc:date>2018-02-19T13:00:25.41</dc:date>
    <dc:creator>Aaron Jencks</dc:creator>
    <meta:editing-duration>PT1H32M37S</meta:editing-duration>
    <meta:editing-cycles>16</meta:editing-cycles>
    <meta:generator>OpenOffice/4.1.5$Win32 OpenOffice.org_project/415m1$Build-9789</meta:generator>
    <meta:document-statistic meta:table-count="0" meta:image-count="0" meta:object-count="0" meta:page-count="1" meta:paragraph-count="29" meta:word-count="202" meta:character-count="1587"/>
  </office:meta>
</office:document-meta>
</file>